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f1e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9feca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6.507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50%"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2" draw:id="id2" draw:layer="layout" svg:width="7cm" svg:height="3cm" svg:x="2cm" svg:y="6cm">
          <text:p text:style-name="P1">Document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7cm" svg:height="3cm" svg:x="13cm" svg:y="6cm">
          <text:p text:style-name="P1">Workflow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7cm" svg:height="3cm" svg:x="7cm" svg:y="10cm">
          <text:p text:style-name="P1">Office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3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7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8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11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cm" svg:height="1cm" svg:x="8cm" svg:y="11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1cm" svg:height="1cm" svg:x="12cm" svg:y="11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0.7cm" svg:height="7cm" draw:transform="rotate (-1.5706217938697) translate (14cm 13.2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" draw:layer="layout" svg:width="7.017cm" svg:height="2.611cm" svg:x="6.983cm" svg:y="13.789cm">
          <draw:text-box>
            <text:p text:style-name="P2"><text:span text:style-name="T1">Document and process</text:span></text:p>
            <text:p text:style-name="P3"><text:span text:style-name="T1">references</text:span></text:p>
          </draw:text-box>
        </draw:frame>
        <draw:custom-shape draw:style-name="gr5" draw:text-style-name="P1" draw:layer="layout" svg:width="0.7cm" svg:height="7cm" draw:transform="rotate (1.57306525482249) translate (2.002cm 5.7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7cm" svg:height="7cm" draw:transform="rotate (1.57306525482249) translate (13cm 5.7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" draw:layer="layout" svg:width="7.007cm" svg:height="1.195cm" svg:x="1.988cm" svg:y="3.097cm">
          <draw:text-box>
            <text:p text:style-name="P2"><text:span text:style-name="T1">Document instances</text:span></text:p>
          </draw:text-box>
        </draw:frame>
        <draw:frame draw:style-name="gr6" draw:text-style-name="P1" draw:layer="layout" svg:width="7.007cm" svg:height="1.195cm" svg:x="13cm" svg:y="3.8cm">
          <draw:text-box>
            <text:p text:style-name="P2"><text:span text:style-name="T1">Process instances</text:span></text:p>
          </draw:text-box>
        </draw:frame>
        <draw:connector draw:style-name="gr7" draw:text-style-name="P1" draw:layer="layout" draw:type="curve" svg:x1="7cm" svg:y1="11.5cm" svg:x2="5.5cm" svg:y2="9cm" draw:start-shape="id1" draw:start-glue-point="3" draw:end-shape="id2" draw:end-glue-point="2" svg:d="m7000 11500c-1000 0-1500-833-1500-2500">
          <text:p/>
        </draw:connector>
        <draw:connector draw:style-name="gr7" draw:text-style-name="P1" draw:layer="layout" draw:type="curve" svg:x1="14cm" svg:y1="11.5cm" svg:x2="16.5cm" svg:y2="9cm" draw:start-shape="id1" draw:start-glue-point="1" draw:end-shape="id3" draw:end-glue-point="2" svg:d="m14000 11500c1667 0 2500-833 2500-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5:03:14</dc:date>
    <meta:editing-duration>PT41M16S</meta:editing-duration>
    <meta:editing-cycles>22</meta:editing-cycles>
    <meta:generator>LibreOffice/3.4$Unix LibreOffice_project/340m1$Build-203</meta:generator>
    <meta:document-statistic meta:object-count="20"/>
  </office:meta>
</office:document-meta>
</file>